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25-09-2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25-06-0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25-03-0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24-10-17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24-08-1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24-05-09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24-02-2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23-12-1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23-09-2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23-06-2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23-03-0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22-11-0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22-03-1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21-08-2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21-03-1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20-09-1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20-02-1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9-09-1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9-03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8-06-0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7-12-0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7-08-0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7-05-08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7-03-0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6-11-16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6-07-22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6-05-05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6-01-1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5-07-0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5-04-1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5-01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4-10-07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4-07-22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4-05-0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4-02-21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3-11-0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3-07-1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3-04-1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3-02-06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2-10-23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2-08-14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2-05-0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2-02-0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1-10-1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1-07-07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1-04-1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1-01-2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0-10-1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0-08-18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0-07-06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0-04-0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10-01-1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9-10-20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9-07-14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9-04-15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9-01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8-10-2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8-07-21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8-04-08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8-02-06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7-11-0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7-07-30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7-05-16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7-01-3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6-11-1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6-07-10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6-04-27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5-06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200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4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3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2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0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7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7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7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7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7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7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7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7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6076201701</text:p>
          </table:table-cell>
          <table:table-cell office:value-type="string" calcext:value-type="string">
            <text:p>60B <text:s/>3 SOW 090A</text:p>
          </table:table-cell>
          <table:table-cell office:value-type="string" calcext:value-type="string">
            <text:p>197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994" meta:object-count="0"/>
    <meta:user-defined meta:name="AppVersion">3.0</meta:user-defined>
  </office:meta>
</office:document-meta>
</file>